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fo:letter-spacing="0.0027in" fo:font-size="14pt" style:font-size-asian="14pt" style:font-size-complex="14pt"/>
    </style:style>
    <style:style style:name="P2" style:parent-style-name="Normal" style:family="paragraph">
      <style:paragraph-properties fo:margin-left="2in" fo:text-indent="0.5in">
        <style:tab-stops/>
      </style:paragraph-properties>
    </style:style>
    <style:style style:name="T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4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5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6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8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9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DEEAF6"/>
    </style:style>
    <style:style style:name="T10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DEEAF6"/>
    </style:style>
    <style:style style:name="T11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12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3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4" style:parent-style-name="DefaultParagraphFont" style:family="text">
      <style:text-properties style:font-name="Consolas" fo:font-weight="bold" style:font-weight-asian="bold" style:font-weight-complex="bold" fo:letter-spacing="0.0027in" fo:font-size="14pt" style:font-size-asian="14pt" style:font-size-complex="14pt" fo:background-color="#DEEAF6"/>
    </style:style>
    <style:style style:name="T15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DEEAF6"/>
    </style:style>
    <style:style style:name="T16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DEEAF6"/>
    </style:style>
    <style:style style:name="T17" style:parent-style-name="DefaultParagraphFont" style:family="text">
      <style:text-properties style:font-name="Consolas" fo:letter-spacing="0.0027in" fo:font-size="14pt" style:font-size-asian="14pt" style:font-size-complex="14pt" fo:background-color="#DEEAF6"/>
    </style:style>
    <style:style style:name="T18" style:parent-style-name="DefaultParagraphFont" style:family="text">
      <style:text-properties style:font-name="Courier New" style:font-name-complex="Courier New" fo:color="#5B9BD5" fo:letter-spacing="0.0027in" fo:font-size="14pt" style:font-size-asian="14pt" style:font-size-complex="14pt" fo:background-color="#DEEAF6"/>
    </style:style>
    <style:style style:name="T19" style:parent-style-name="DefaultParagraphFont" style:family="text">
      <style:text-properties style:font-name="Courier New" style:font-name-complex="Courier New" fo:letter-spacing="0.0027in" fo:font-size="14pt" style:font-size-asian="14pt" style:font-size-complex="14pt" fo:background-color="#DEEAF6"/>
    </style:style>
    <style:style style:name="T20" style:parent-style-name="DefaultParagraphFont" style:family="text">
      <style:text-properties style:font-name="Courier New" style:font-name-complex="Courier New" fo:color="#5B9BD5" fo:letter-spacing="0.0027in" fo:font-size="14pt" style:font-size-asian="14pt" style:font-size-complex="14pt" fo:background-color="#DEEAF6"/>
    </style:style>
    <style:style style:name="T21" style:parent-style-name="DefaultParagraphFont" style:family="text">
      <style:text-properties style:font-name="Courier New" style:font-name-complex="Courier New" fo:font-style="italic" style:font-style-asian="italic" style:font-style-complex="italic" fo:color="#5B9BD5" fo:letter-spacing="0.0027in" fo:font-size="14pt" style:font-size-asian="14pt" style:font-size-complex="14pt" fo:background-color="#DEEAF6"/>
    </style:style>
    <style:style style:name="T22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37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38" style:parent-style-name="DefaultParagraphFont" style:family="text">
      <style:text-properties style:font-name="Consolas" fo:font-weight="bold" style:font-weight-asian="bold" style:font-weight-complex="bold" fo:color="#FFC000" fo:letter-spacing="0.0027in" fo:font-size="14pt" style:font-size-asian="14pt" style:font-size-complex="14pt" fo:background-color="#DEEAF6"/>
    </style:style>
    <style:style style:name="T39" style:parent-style-name="DefaultParagraphFont" style:family="text">
      <style:text-properties style:font-name="Consolas" fo:font-weight="bold" style:font-weight-asian="bold" style:font-weight-complex="bold" fo:color="#FFC000" fo:letter-spacing="0.0027in" fo:font-size="14pt" style:font-size-asian="14pt" style:font-size-complex="14pt" fo:background-color="#DEEAF6"/>
    </style:style>
    <style:style style:name="T40" style:parent-style-name="DefaultParagraphFont" style:family="text">
      <style:text-properties style:font-name="Consolas" fo:letter-spacing="0.0027in" fo:font-size="14pt" style:font-size-asian="14pt" style:font-size-complex="14pt" fo:background-color="#DEEAF6"/>
    </style:style>
    <style:style style:name="T41" style:parent-style-name="DefaultParagraphFont" style:family="text">
      <style:text-properties style:font-name="Courier New" style:font-name-complex="Courier New" fo:color="#FFC000" fo:letter-spacing="0.0027in" fo:font-size="14pt" style:font-size-asian="14pt" style:font-size-complex="14pt" fo:background-color="#DEEAF6"/>
    </style:style>
    <style:style style:name="T42" style:parent-style-name="DefaultParagraphFont" style:family="text">
      <style:text-properties style:font-name="Courier New" style:font-name-complex="Courier New" fo:letter-spacing="0.0027in" fo:font-size="14pt" style:font-size-asian="14pt" style:font-size-complex="14pt" fo:background-color="#DEEAF6"/>
    </style:style>
    <style:style style:name="T43" style:parent-style-name="DefaultParagraphFont" style:family="text">
      <style:text-properties style:font-name="Courier New" style:font-name-complex="Courier New" fo:color="#FFC000" fo:letter-spacing="0.0027in" fo:font-size="14pt" style:font-size-asian="14pt" style:font-size-complex="14pt" fo:background-color="#DEEAF6"/>
    </style:style>
    <style:style style:name="T44" style:parent-style-name="DefaultParagraphFont" style:family="text">
      <style:text-properties style:font-name="Courier New" style:font-name-complex="Courier New" fo:font-style="italic" style:font-style-asian="italic" style:font-style-complex="italic" fo:color="#FFC000" fo:letter-spacing="0.0027in" fo:font-size="14pt" style:font-size-asian="14pt" style:font-size-complex="14pt" fo:background-color="#DEEAF6"/>
    </style:style>
    <style:style style:name="T45" style:parent-style-name="DefaultParagraphFont" style:family="text">
      <style:text-properties style:font-name="Courier New" style:font-name-complex="Courier New" fo:font-style="italic" style:font-style-asian="italic" style:font-style-complex="italic" fo:color="#FFC000" fo:letter-spacing="0.0027in" fo:font-size="14pt" style:font-size-asian="14pt" style:font-size-complex="14pt" fo:background-color="#DEEAF6"/>
    </style:style>
    <style:style style:name="T46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P47" style:parent-style-name="Normal" style:family="paragraph">
      <style:text-properties style:font-name="Consolas" fo:color="#4472C4" fo:letter-spacing="0.0027in" fo:font-size="14pt" style:font-size-asian="14pt" style:font-size-complex="14pt"/>
    </style:style>
    <style:style style:name="P48" style:parent-style-name="Normal" style:family="paragraph">
      <style:paragraph-properties fo:margin-left="2in" fo:text-indent="0.5in">
        <style:tab-stops/>
      </style:paragraph-properties>
    </style:style>
    <style:style style:name="T4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50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51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52" style:parent-style-name="DefaultParagraphFont" style:family="text">
      <style:text-properties style:font-name="Consolas" fo:color="#4472C4" fo:letter-spacing="0.0027in" fo:font-size="14pt" style:font-size-asian="14pt" style:font-size-complex="14pt" fo:background-color="#DEEAF6"/>
    </style:style>
    <style:style style:name="T5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54" style:parent-style-name="DefaultParagraphFont" style:family="text">
      <style:text-properties style:font-name="Consolas" fo:color="#4472C4" fo:letter-spacing="0.0027in" fo:font-size="14pt" style:font-size-asian="14pt" style:font-size-complex="14pt" fo:background-color="#BDD6EE"/>
    </style:style>
    <style:style style:name="T55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BDD6EE"/>
    </style:style>
    <style:style style:name="T56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BDD6EE"/>
    </style:style>
    <style:style style:name="T57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BDD6EE"/>
    </style:style>
    <style:style style:name="T58" style:parent-style-name="DefaultParagraphFont" style:family="text">
      <style:text-properties style:font-name="Consolas" fo:color="#4472C4" fo:letter-spacing="0.0027in" fo:font-size="14pt" style:font-size-asian="14pt" style:font-size-complex="14pt" fo:background-color="#BDD6EE"/>
    </style:style>
    <style:style style:name="T59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60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6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62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63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BDD6EE"/>
    </style:style>
    <style:style style:name="T64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BDD6EE"/>
    </style:style>
    <style:style style:name="T65" style:parent-style-name="DefaultParagraphFont" style:family="text">
      <style:text-properties style:font-name="Consolas" fo:letter-spacing="0.0027in" fo:font-size="14pt" style:font-size-asian="14pt" style:font-size-complex="14pt" fo:background-color="#BDD6EE"/>
    </style:style>
    <style:style style:name="T66" style:parent-style-name="DefaultParagraphFont" style:family="text">
      <style:text-properties style:font-name="Courier New" style:font-name-complex="Courier New" fo:color="#5B9BD5" fo:letter-spacing="0.0027in" fo:font-size="14pt" style:font-size-asian="14pt" style:font-size-complex="14pt" fo:background-color="#BDD6EE"/>
    </style:style>
    <style:style style:name="T67" style:parent-style-name="DefaultParagraphFont" style:family="text">
      <style:text-properties style:font-name="Courier New" style:font-name-complex="Courier New" fo:letter-spacing="0.0027in" fo:font-size="14pt" style:font-size-asian="14pt" style:font-size-complex="14pt" fo:background-color="#BDD6EE"/>
    </style:style>
    <style:style style:name="T68" style:parent-style-name="DefaultParagraphFont" style:family="text">
      <style:text-properties style:font-name="Courier New" style:font-name-complex="Courier New" fo:color="#5B9BD5" fo:letter-spacing="0.0027in" fo:font-size="14pt" style:font-size-asian="14pt" style:font-size-complex="14pt" fo:background-color="#BDD6EE"/>
    </style:style>
    <style:style style:name="T69" style:parent-style-name="DefaultParagraphFont" style:family="text">
      <style:text-properties style:font-name="Consolas" fo:color="#5B9BD5" fo:letter-spacing="0.0027in" fo:font-size="14pt" style:font-size-asian="14pt" style:font-size-complex="14pt" fo:background-color="#BDD6EE"/>
    </style:style>
    <style:style style:name="T70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P71" style:parent-style-name="Normal" style:family="paragraph">
      <style:paragraph-properties fo:margin-left="0.5in" fo:text-indent="0.5in">
        <style:tab-stops/>
      </style:paragraph-properties>
    </style:style>
    <style:style style:name="T7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7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7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7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7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7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7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7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8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8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82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8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84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85" style:parent-style-name="DefaultParagraphFont" style:family="text">
      <style:text-properties style:font-name="Consolas" fo:font-weight="bold" style:font-weight-asian="bold" style:font-weight-complex="bold" fo:color="#FFC000" fo:letter-spacing="0.0027in" fo:font-size="14pt" style:font-size-asian="14pt" style:font-size-complex="14pt" fo:background-color="#BDD6EE"/>
    </style:style>
    <style:style style:name="T86" style:parent-style-name="DefaultParagraphFont" style:family="text">
      <style:text-properties style:font-name="Consolas" fo:font-weight="bold" style:font-weight-asian="bold" style:font-weight-complex="bold" fo:color="#FFC000" fo:letter-spacing="0.0027in" fo:font-size="14pt" style:font-size-asian="14pt" style:font-size-complex="14pt" fo:background-color="#BDD6EE"/>
    </style:style>
    <style:style style:name="T87" style:parent-style-name="DefaultParagraphFont" style:family="text">
      <style:text-properties style:font-name="Consolas" fo:letter-spacing="0.0027in" fo:font-size="14pt" style:font-size-asian="14pt" style:font-size-complex="14pt" fo:background-color="#BDD6EE"/>
    </style:style>
    <style:style style:name="T88" style:parent-style-name="DefaultParagraphFont" style:family="text">
      <style:text-properties style:font-name="Courier New" style:font-name-complex="Courier New" fo:color="#FFC000" fo:letter-spacing="0.0027in" fo:font-size="14pt" style:font-size-asian="14pt" style:font-size-complex="14pt" fo:background-color="#BDD6EE"/>
    </style:style>
    <style:style style:name="T89" style:parent-style-name="DefaultParagraphFont" style:family="text">
      <style:text-properties style:font-name="Consolas" fo:color="#FFC000" fo:letter-spacing="0.0027in" fo:font-size="14pt" style:font-size-asian="14pt" style:font-size-complex="14pt" fo:background-color="#BDD6EE"/>
    </style:style>
    <style:style style:name="T9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P91" style:parent-style-name="Normal" style:family="paragraph">
      <style:paragraph-properties fo:margin-left="2in" fo:text-indent="0.5in">
        <style:tab-stops/>
      </style:paragraph-properties>
    </style:style>
    <style:style style:name="T9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9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9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9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9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9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9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9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00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0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02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03" style:parent-style-name="DefaultParagraphFont" style:family="text">
      <style:text-properties style:font-name="Consolas" fo:font-weight="bold" style:font-weight-asian="bold" style:font-weight-complex="bold" fo:color="#A5A5A5" fo:letter-spacing="0.0027in" fo:font-size="14pt" style:font-size-asian="14pt" style:font-size-complex="14pt" fo:background-color="#BDD6EE"/>
    </style:style>
    <style:style style:name="T104" style:parent-style-name="DefaultParagraphFont" style:family="text">
      <style:text-properties style:font-name="Consolas" fo:font-weight="bold" style:font-weight-asian="bold" style:font-weight-complex="bold" fo:color="#A5A5A5" fo:letter-spacing="0.0027in" fo:font-size="14pt" style:font-size-asian="14pt" style:font-size-complex="14pt" fo:background-color="#BDD6EE"/>
    </style:style>
    <style:style style:name="T105" style:parent-style-name="DefaultParagraphFont" style:family="text">
      <style:text-properties style:font-name="Consolas" fo:letter-spacing="0.0027in" fo:font-size="14pt" style:font-size-asian="14pt" style:font-size-complex="14pt" fo:background-color="#BDD6EE"/>
    </style:style>
    <style:style style:name="T106" style:parent-style-name="DefaultParagraphFont" style:family="text">
      <style:text-properties style:font-name="Courier New" style:font-name-complex="Courier New" fo:color="#A5A5A5" fo:letter-spacing="0.0027in" fo:font-size="14pt" style:font-size-asian="14pt" style:font-size-complex="14pt" fo:background-color="#BDD6EE"/>
    </style:style>
    <style:style style:name="T107" style:parent-style-name="DefaultParagraphFont" style:family="text">
      <style:text-properties style:font-name="Courier New" style:font-name-complex="Courier New" fo:letter-spacing="0.0027in" fo:font-size="14pt" style:font-size-asian="14pt" style:font-size-complex="14pt" fo:background-color="#BDD6EE"/>
    </style:style>
    <style:style style:name="T108" style:parent-style-name="DefaultParagraphFont" style:family="text">
      <style:text-properties style:font-name="Courier New" style:font-name-complex="Courier New" fo:color="#A5A5A5" fo:letter-spacing="0.0027in" fo:font-size="14pt" style:font-size-asian="14pt" style:font-size-complex="14pt" fo:background-color="#BDD6EE"/>
    </style:style>
    <style:style style:name="T109" style:parent-style-name="DefaultParagraphFont" style:family="text">
      <style:text-properties style:font-name="Courier New" style:font-name-complex="Courier New" fo:color="#A5A5A5" fo:letter-spacing="0.0027in" fo:font-size="14pt" style:font-size-asian="14pt" style:font-size-complex="14pt" fo:background-color="#BDD6EE"/>
    </style:style>
    <style:style style:name="T110" style:parent-style-name="DefaultParagraphFont" style:family="text">
      <style:text-properties style:font-name="Courier New" style:font-name-complex="Courier New" fo:color="#A5A5A5" fo:letter-spacing="0.0027in" fo:font-size="14pt" style:font-size-asian="14pt" style:font-size-complex="14pt" fo:background-color="#BDD6EE"/>
    </style:style>
    <style:style style:name="T111" style:parent-style-name="DefaultParagraphFont" style:family="text">
      <style:text-properties style:font-name="Consolas" fo:color="#A5A5A5" fo:letter-spacing="0.0027in" fo:font-size="14pt" style:font-size-asian="14pt" style:font-size-complex="14pt" fo:background-color="#BDD6EE"/>
    </style:style>
    <style:style style:name="T11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P113" style:parent-style-name="Normal" style:family="paragraph">
      <style:paragraph-properties fo:margin-left="2in" fo:text-indent="0.5in">
        <style:tab-stops/>
      </style:paragraph-properties>
      <style:text-properties style:font-name="Consolas" fo:letter-spacing="0.0027in" fo:font-size="14pt" style:font-size-asian="14pt" style:font-size-complex="14pt"/>
    </style:style>
    <style:style style:name="T11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1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1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1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1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1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6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P127" style:parent-style-name="Normal" style:family="paragraph">
      <style:paragraph-properties fo:margin-left="2in" fo:text-indent="0.5in">
        <style:tab-stops/>
      </style:paragraph-properties>
    </style:style>
    <style:style style:name="T12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29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30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31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32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33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34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F2CC"/>
    </style:style>
    <style:style style:name="T135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F2CC"/>
    </style:style>
    <style:style style:name="T136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37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38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39" style:parent-style-name="DefaultParagraphFont" style:family="text">
      <style:text-properties style:font-name="Consolas" fo:font-weight="bold" style:font-weight-asian="bold" style:font-weight-complex="bold" fo:letter-spacing="0.0027in" fo:font-size="14pt" style:font-size-asian="14pt" style:font-size-complex="14pt" fo:background-color="#FFF2CC"/>
    </style:style>
    <style:style style:name="T140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FFF2CC"/>
    </style:style>
    <style:style style:name="T141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FFF2CC"/>
    </style:style>
    <style:style style:name="T142" style:parent-style-name="DefaultParagraphFont" style:family="text">
      <style:text-properties style:font-name="Consolas" fo:letter-spacing="0.0027in" fo:font-size="14pt" style:font-size-asian="14pt" style:font-size-complex="14pt" fo:background-color="#FFF2CC"/>
    </style:style>
    <style:style style:name="T143" style:parent-style-name="DefaultParagraphFont" style:family="text">
      <style:text-properties style:font-name="Courier New" style:font-name-complex="Courier New" fo:color="#5B9BD5" fo:letter-spacing="0.0027in" fo:font-size="14pt" style:font-size-asian="14pt" style:font-size-complex="14pt" fo:background-color="#FFF2CC"/>
    </style:style>
    <style:style style:name="T144" style:parent-style-name="DefaultParagraphFont" style:family="text">
      <style:text-properties style:font-name="Courier New" style:font-name-complex="Courier New" fo:letter-spacing="0.0027in" fo:font-size="14pt" style:font-size-asian="14pt" style:font-size-complex="14pt" fo:background-color="#FFF2CC"/>
    </style:style>
    <style:style style:name="T145" style:parent-style-name="DefaultParagraphFont" style:family="text">
      <style:text-properties style:font-name="Courier New" style:font-name-complex="Courier New" fo:color="#5B9BD5" fo:letter-spacing="0.0027in" fo:font-size="14pt" style:font-size-asian="14pt" style:font-size-complex="14pt" fo:background-color="#FFF2CC"/>
    </style:style>
    <style:style style:name="T146" style:parent-style-name="DefaultParagraphFont" style:family="text">
      <style:text-properties style:font-name="Consolas" fo:color="#5B9BD5" fo:letter-spacing="0.0027in" fo:font-size="14pt" style:font-size-asian="14pt" style:font-size-complex="14pt" fo:background-color="#FFF2CC"/>
    </style:style>
    <style:style style:name="T14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48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F2CC"/>
    </style:style>
    <style:style style:name="T149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F2CC"/>
    </style:style>
    <style:style style:name="T150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51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F2CC"/>
    </style:style>
    <style:style style:name="T152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5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5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5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5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5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5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5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6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P167" style:parent-style-name="Normal" style:family="paragraph">
      <style:paragraph-properties fo:margin-left="2in" fo:text-indent="0.5in">
        <style:tab-stops/>
      </style:paragraph-properties>
    </style:style>
    <style:style style:name="T16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69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70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71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172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73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174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E599"/>
    </style:style>
    <style:style style:name="T175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E599"/>
    </style:style>
    <style:style style:name="T176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E599"/>
    </style:style>
    <style:style style:name="T177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178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79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80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FFE599"/>
    </style:style>
    <style:style style:name="T181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FFE599"/>
    </style:style>
    <style:style style:name="T18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P183" style:parent-style-name="Normal" style:family="paragraph">
      <style:paragraph-properties fo:margin-left="0.5in" fo:text-indent="0.5in">
        <style:tab-stops/>
      </style:paragraph-properties>
    </style:style>
    <style:style style:name="T18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8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8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8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8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8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9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9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9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9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194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95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196" style:parent-style-name="DefaultParagraphFont" style:family="text">
      <style:text-properties style:font-name="Consolas" fo:font-weight="bold" style:font-weight-asian="bold" style:font-weight-complex="bold" fo:letter-spacing="0.0027in" fo:font-size="14pt" style:font-size-asian="14pt" style:font-size-complex="14pt" fo:background-color="#FFE599"/>
    </style:style>
    <style:style style:name="T197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198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199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00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E599"/>
    </style:style>
    <style:style style:name="T201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0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03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04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05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06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E599"/>
    </style:style>
    <style:style style:name="T207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0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P209" style:parent-style-name="Normal" style:family="paragraph">
      <style:paragraph-properties fo:margin-left="2in" fo:text-indent="0.5in">
        <style:tab-stops/>
      </style:paragraph-properties>
    </style:style>
    <style:style style:name="T21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18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19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20" style:parent-style-name="DefaultParagraphFont" style:family="text">
      <style:text-properties style:font-name="Consolas" fo:font-weight="bold" style:font-weight-asian="bold" style:font-weight-complex="bold" fo:letter-spacing="0.0027in" fo:font-size="14pt" style:font-size-asian="14pt" style:font-size-complex="14pt" fo:background-color="#FFE599"/>
    </style:style>
    <style:style style:name="T221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22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23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24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E599"/>
    </style:style>
    <style:style style:name="T225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2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27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28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29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3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31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32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33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E599"/>
    </style:style>
    <style:style style:name="T234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35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E599"/>
    </style:style>
    <style:style style:name="T236" style:parent-style-name="DefaultParagraphFont" style:family="text">
      <style:text-properties style:font-name="Consolas" fo:color="#4472C4" fo:letter-spacing="0.0027in" fo:font-size="14pt" style:font-size-asian="14pt" style:font-size-complex="14pt" fo:background-color="#FFE599"/>
    </style:style>
    <style:style style:name="T23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P238" style:parent-style-name="Normal" style:family="paragraph">
      <style:text-properties style:font-name="Consolas" fo:color="#4472C4" fo:letter-spacing="0.0027in" fo:font-size="14pt" style:font-size-asian="14pt" style:font-size-complex="14pt"/>
    </style:style>
    <style:style style:name="P239" style:parent-style-name="Normal" style:family="paragraph">
      <style:paragraph-properties fo:margin-left="2.5in">
        <style:tab-stops/>
      </style:paragraph-properties>
    </style:style>
    <style:style style:name="T24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41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242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243" style:parent-style-name="DefaultParagraphFont" style:family="text">
      <style:text-properties style:font-name="Consolas" fo:color="#4472C4" fo:letter-spacing="0.0027in" fo:font-size="14pt" style:font-size-asian="14pt" style:font-size-complex="14pt" fo:background-color="#FFF2CC"/>
    </style:style>
    <style:style style:name="T244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45" style:parent-style-name="DefaultParagraphFont" style:family="text">
      <style:text-properties style:font-name="Consolas" fo:color="#4472C4" fo:letter-spacing="0.0027in" fo:font-size="14pt" style:font-size-asian="14pt" style:font-size-complex="14pt" fo:background-color="#FFD966"/>
    </style:style>
    <style:style style:name="T246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D966"/>
    </style:style>
    <style:style style:name="T247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D966"/>
    </style:style>
    <style:style style:name="T248" style:parent-style-name="DefaultParagraphFont" style:family="text">
      <style:text-properties style:font-name="Consolas" fo:color="#4472C4" fo:letter-spacing="0.0027in" fo:font-size="14pt" style:font-size-asian="14pt" style:font-size-complex="14pt" fo:background-color="#FFD966"/>
    </style:style>
    <style:style style:name="T249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50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51" style:parent-style-name="DefaultParagraphFont" style:family="text">
      <style:text-properties style:font-name="Consolas" fo:font-weight="bold" style:font-weight-asian="bold" style:font-weight-complex="bold" fo:letter-spacing="0.0027in" fo:font-size="14pt" style:font-size-asian="14pt" style:font-size-complex="14pt" fo:background-color="#FFD966"/>
    </style:style>
    <style:style style:name="T252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FFD966"/>
    </style:style>
    <style:style style:name="T253" style:parent-style-name="DefaultParagraphFont" style:family="text">
      <style:text-properties style:font-name="Consolas" fo:font-weight="bold" style:font-weight-asian="bold" style:font-weight-complex="bold" fo:color="#5B9BD5" fo:letter-spacing="0.0027in" fo:font-size="14pt" style:font-size-asian="14pt" style:font-size-complex="14pt" fo:background-color="#FFD966"/>
    </style:style>
    <style:style style:name="T254" style:parent-style-name="DefaultParagraphFont" style:family="text">
      <style:text-properties style:font-name="Consolas" fo:color="#5B9BD5" fo:letter-spacing="0.0027in" fo:font-size="14pt" style:font-size-asian="14pt" style:font-size-complex="14pt" fo:background-color="#FFD966"/>
    </style:style>
    <style:style style:name="T255" style:parent-style-name="DefaultParagraphFont" style:family="text">
      <style:text-properties style:font-name="Courier New" style:font-name-complex="Courier New" fo:color="#5B9BD5" fo:letter-spacing="0.0027in" fo:font-size="14pt" style:font-size-asian="14pt" style:font-size-complex="14pt" fo:background-color="#FFD966"/>
    </style:style>
    <style:style style:name="T256" style:parent-style-name="DefaultParagraphFont" style:family="text">
      <style:text-properties style:font-name="Consolas" fo:color="#5B9BD5" fo:letter-spacing="0.0027in" fo:font-size="14pt" style:font-size-asian="14pt" style:font-size-complex="14pt" fo:background-color="#FFD966"/>
    </style:style>
    <style:style style:name="T25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5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5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4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5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6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7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6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70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71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T272" style:parent-style-name="DefaultParagraphFont" style:family="text">
      <style:text-properties style:font-name="Consolas" fo:font-weight="bold" style:font-weight-asian="bold" style:font-weight-complex="bold" fo:letter-spacing="0.0027in" fo:font-size="14pt" style:font-size-asian="14pt" style:font-size-complex="14pt" fo:background-color="#FFD966"/>
    </style:style>
    <style:style style:name="T273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D966"/>
    </style:style>
    <style:style style:name="T274" style:parent-style-name="DefaultParagraphFont" style:family="text">
      <style:text-properties style:font-name="Consolas" fo:font-weight="bold" style:font-weight-asian="bold" style:font-weight-complex="bold" fo:color="#4472C4" fo:letter-spacing="0.0027in" fo:font-size="14pt" style:font-size-asian="14pt" style:font-size-complex="14pt" fo:background-color="#FFD966"/>
    </style:style>
    <style:style style:name="T275" style:parent-style-name="DefaultParagraphFont" style:family="text">
      <style:text-properties style:font-name="Consolas" fo:color="#4472C4" fo:letter-spacing="0.0027in" fo:font-size="14pt" style:font-size-asian="14pt" style:font-size-complex="14pt" fo:background-color="#FFD966"/>
    </style:style>
    <style:style style:name="T276" style:parent-style-name="DefaultParagraphFont" style:family="text">
      <style:text-properties style:font-name="Courier New" style:font-name-complex="Courier New" fo:color="#4472C4" fo:letter-spacing="0.0027in" fo:font-size="14pt" style:font-size-asian="14pt" style:font-size-complex="14pt" fo:background-color="#FFD966"/>
    </style:style>
    <style:style style:name="T277" style:parent-style-name="DefaultParagraphFont" style:family="text">
      <style:text-properties style:font-name="Consolas" fo:color="#4472C4" fo:letter-spacing="0.0027in" fo:font-size="14pt" style:font-size-asian="14pt" style:font-size-complex="14pt" fo:background-color="#FFD966"/>
    </style:style>
    <style:style style:name="T278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79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80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81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82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83" style:parent-style-name="DefaultParagraphFont" style:family="text">
      <style:text-properties style:font-name="Consolas" fo:color="#4472C4" fo:letter-spacing="0.0027in" fo:font-size="14pt" style:font-size-asian="14pt" style:font-size-complex="14pt"/>
    </style:style>
    <style:style style:name="T284" style:parent-style-name="DefaultParagraphFont" style:family="text">
      <style:text-properties style:font-name="Consolas" fo:letter-spacing="0.0027in" fo:font-size="14pt" style:font-size-asian="14pt" style:font-size-complex="14pt"/>
    </style:style>
    <style:style style:name="P285" style:parent-style-name="Normal" style:family="paragraph">
      <style:text-properties style:font-name="Consolas" fo:color="#4472C4" fo:letter-spacing="0.0027in" fo:font-size="14pt" style:font-size-asian="14pt" style:font-size-complex="14pt"/>
    </style:style>
    <style:style style:name="P286" style:parent-style-name="Normal" style:family="paragraph">
      <style:text-properties style:font-name="Consolas" fo:color="#4472C4" fo:letter-spacing="0.0027in" fo:font-size="14pt" style:font-size-asian="14pt" style:font-size-complex="14pt"/>
    </style:style>
  </office:automatic-styles>
  <office:body>
    <office:text text:use-soft-page-breaks="true">
      <text:p text:style-name="P1">GLOBALS$[“schemadef”] = Array(</text:p>
      <text:p text:style-name="P2"><text:span text:style-name="T3"><text:s/>“</text:span><text:span text:style-name="T4"><text:s/>t</text:span><text:span text:style-name="T5">able-1-name</text:span><text:span text:style-name="T6"><text:s/></text:span><text:span text:style-name="T7">/</text:span><text:span text:style-name="T8"><text:s/></text:span><text:span text:style-name="T9">c</text:span><text:span text:style-name="T10">ol-1-name</text:span><text:span text:style-name="T11"><text:s/></text:span><text:span text:style-name="T12">” =&gt;</text:span><text:span text:style-name="T13"><text:tab/><text:s/>“</text:span><text:span text:style-name="T14"><text:s/></text:span><text:span text:style-name="T15">a</text:span><text:span text:style-name="T16">ttr-1-name</text:span><text:span text:style-name="T17">:</text:span><text:span text:style-name="T18">attr-1-value-1</text:span><text:span text:style-name="T19">,</text:span><text:span text:style-name="T20">attr-1-value-2</text:span><text:span text:style-name="T21"><text:s/></text:span><text:span text:style-name="T22">”</text:span></text:p>
      <text:p text:style-name="Normal"><text:span text:style-name="T23"><text:s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text:s text:c="8"/></text:span><text:span text:style-name="T29"><text:tab/></text:span><text:span text:style-name="T30"><text:tab/></text:span><text:span text:style-name="T31"><text:tab/></text:span><text:span text:style-name="T32"><text:tab/><text:s text:c="2"/></text:span><text:span text:style-name="T33"><text:tab/></text:span><text:span text:style-name="T34"><text:tab/></text:span><text:span text:style-name="T35">.</text:span><text:span text:style-name="T36"><text:tab/></text:span><text:span text:style-name="T37">“/</text:span><text:span text:style-name="T38"><text:s/>a</text:span><text:span text:style-name="T39">ttr-2-name</text:span><text:span text:style-name="T40">:</text:span><text:span text:style-name="T41">attr-2-value-1</text:span><text:span text:style-name="T42">,</text:span><text:span text:style-name="T43">attr-2-value-</text:span><text:span text:style-name="T44">2</text:span><text:span text:style-name="T45"><text:s/></text:span><text:span text:style-name="T46">”</text:span></text:p>
      <text:p text:style-name="P47"><text:tab/><text:tab/><text:tab/><text:tab/><text:tab/><text:tab/><text:s text:c="2"/><text:tab/><text:tab/><text:tab/><text:tab/><text:s text:c="3"/><text:tab/><text:tab/>,<text:s/></text:p>
      <text:p text:style-name="P48"><text:span text:style-name="T49"><text:s/>“</text:span><text:span text:style-name="T50"><text:s/>t</text:span><text:span text:style-name="T51">able-1-name</text:span><text:span text:style-name="T52"><text:s/></text:span><text:span text:style-name="T53">/</text:span><text:span text:style-name="T54"><text:s/></text:span><text:span text:style-name="T55">c</text:span><text:span text:style-name="T56">ol-2-nam</text:span><text:span text:style-name="T57">e</text:span><text:span text:style-name="T58"><text:s/></text:span><text:span text:style-name="T59">” =&gt;</text:span><text:span text:style-name="T60"><text:tab/></text:span><text:span text:style-name="T61"><text:s/></text:span><text:span text:style-name="T62">“</text:span><text:span text:style-name="T63"><text:s/>a</text:span><text:span text:style-name="T64">ttr-1-name</text:span><text:span text:style-name="T65">:</text:span><text:span text:style-name="T66">attr-1-value-1</text:span><text:span text:style-name="T67">,</text:span><text:span text:style-name="T68">attr-1-value-2</text:span><text:span text:style-name="T69"><text:s/></text:span><text:span text:style-name="T70">”</text:span></text:p>
      <text:p text:style-name="P71"><text:span text:style-name="T72"><text:s/></text:span><text:span text:style-name="T73"><text:tab/><text:s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text:s text:c="7"/></text:span><text:span text:style-name="T79"><text:tab/></text:span><text:span text:style-name="T80"><text:tab/></text:span><text:span text:style-name="T81"><text:tab/></text:span><text:span text:style-name="T82">.</text:span><text:span text:style-name="T83"><text:tab/></text:span><text:span text:style-name="T84">“/</text:span><text:span text:style-name="T85"><text:s/>a</text:span><text:span text:style-name="T86">ttr-2-name</text:span><text:span text:style-name="T87">:</text:span><text:span text:style-name="T88">attr-2-value-1</text:span><text:span text:style-name="T89"><text:s/></text:span><text:span text:style-name="T90">”</text:span></text:p>
      <text:p text:style-name="P91"><text:span text:style-name="T92"><text:s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.</text:span><text:span text:style-name="T101"><text:tab/></text:span><text:span text:style-name="T102">“/</text:span><text:span text:style-name="T103"><text:s/>a</text:span><text:span text:style-name="T104">ttr-3-name</text:span><text:span text:style-name="T105">:</text:span><text:span text:style-name="T106">attr-3-value-1</text:span><text:span text:style-name="T107">,</text:span><text:span text:style-name="T108">attr-</text:span><text:span text:style-name="T109">3</text:span><text:span text:style-name="T110">-value-2</text:span><text:span text:style-name="T111"><text:s/></text:span><text:span text:style-name="T112">”</text:span></text:p>
      <text:p text:style-name="P113"># PHP comments can totally appear here in the middle of string concatentation. <text:s/>At least in PHP 8.2.<text:line-break/><text:tab/># Use them, and use them wisely.</text:p>
      <text:p text:style-name="Normal"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text:s text:c="3"/></text:span><text:span text:style-name="T124"><text:tab/></text:span><text:span text:style-name="T125"><text:tab/></text:span><text:span text:style-name="T126">,</text:span></text:p>
      <text:p text:style-name="P127"><text:span text:style-name="T128"><text:s/>“</text:span><text:span text:style-name="T129"><text:s/>t</text:span><text:span text:style-name="T130">able-2-name</text:span><text:span text:style-name="T131"><text:s/></text:span><text:span text:style-name="T132">/</text:span><text:span text:style-name="T133"><text:s/></text:span><text:span text:style-name="T134">c</text:span><text:span text:style-name="T135">ol-1-name</text:span><text:span text:style-name="T136"><text:s/></text:span><text:span text:style-name="T137">” =&gt;</text:span><text:span text:style-name="T138"><text:tab/><text:s/>“</text:span><text:span text:style-name="T139"><text:s/></text:span><text:span text:style-name="T140">a</text:span><text:span text:style-name="T141">ttr-1-name</text:span><text:span text:style-name="T142">:</text:span><text:span text:style-name="T143">attr-1-value-1</text:span><text:span text:style-name="T144">,</text:span><text:span text:style-name="T145">attr-1-value-2</text:span><text:span text:style-name="T146"><text:s/></text:span><text:span text:style-name="T147">/</text:span><text:span text:style-name="T148"><text:s/>a</text:span><text:span text:style-name="T149">ttr-2-name</text:span><text:span text:style-name="T150">:</text:span><text:span text:style-name="T151">attr-2-value-1,attr-2-value-2</text:span><text:span text:style-name="T152"><text:s/></text:span><text:span text:style-name="T153">”</text:span></text:p>
      <text:p text:style-name="Normal"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text:s text:c="2"/></text:span><text:span text:style-name="T160"><text:tab/></text:span><text:span text:style-name="T161"><text:tab/></text:span><text:span text:style-name="T162"><text:tab/></text:span><text:span text:style-name="T163"><text:tab/><text:s/></text:span><text:span text:style-name="T164"><text:tab/></text:span><text:span text:style-name="T165"><text:tab/></text:span><text:span text:style-name="T166">,</text:span></text:p>
      <text:p text:style-name="P167"><text:span text:style-name="T168"><text:s/>“</text:span><text:span text:style-name="T169"><text:s/>t</text:span><text:span text:style-name="T170">able-2-nam</text:span><text:span text:style-name="T171">e<text:s/></text:span><text:span text:style-name="T172">/</text:span><text:span text:style-name="T173"><text:s/></text:span><text:span text:style-name="T174">c</text:span><text:span text:style-name="T175">ol-2-nam</text:span><text:span text:style-name="T176">e</text:span><text:span text:style-name="T177"><text:s/></text:span><text:span text:style-name="T178">” =&gt;</text:span><text:span text:style-name="T179"><text:tab/><text:s/>“</text:span><text:span text:style-name="T180"><text:s/>a</text:span><text:span text:style-name="T181">ttr-1-name</text:span><text:span text:style-name="T182">”</text:span></text:p>
      <text:p text:style-name="P183"><text:span text:style-name="T184"><text:s/></text:span><text:span text:style-name="T185"><text:tab/><text:s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text:s text:c="7"/></text:span><text:span text:style-name="T191"><text:tab/><text:s text:c="3"/></text:span><text:span text:style-name="T192"><text:tab/></text:span><text:span text:style-name="T193"><text:tab/></text:span><text:span text:style-name="T194">.</text:span><text:span text:style-name="T195"><text:tab/>“/</text:span><text:span text:style-name="T196"><text:s/></text:span><text:span text:style-name="T197">a</text:span><text:span text:style-name="T198">ttr-2-name</text:span><text:span text:style-name="T199">:</text:span><text:span text:style-name="T200">attr-2-value-1,attr-2-value-3</text:span><text:span text:style-name="T201"><text:s/></text:span><text:span text:style-name="T202">/</text:span><text:span text:style-name="T203"><text:s/>a</text:span><text:span text:style-name="T204">ttr-3-name</text:span><text:span text:style-name="T205">:</text:span><text:span text:style-name="T206">attr-3-value-1</text:span><text:span text:style-name="T207"><text:s/></text:span><text:span text:style-name="T208">”</text:span></text:p>
      <text:p text:style-name="P209"><text:span text:style-name="T210"><text:s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.</text:span><text:span text:style-name="T219"><text:tab/>“/</text:span><text:span text:style-name="T220"><text:s/></text:span><text:span text:style-name="T221">a</text:span><text:span text:style-name="T222">ttr-4-name</text:span><text:span text:style-name="T223">:</text:span><text:span text:style-name="T224">attr-4-value-1,attr-4-value-2</text:span><text:span text:style-name="T225"><text:s/></text:span><text:span text:style-name="T226">/</text:span><text:span text:style-name="T227"><text:s/>a</text:span><text:span text:style-name="T228">ttr-5-name</text:span><text:span text:style-name="T229"><text:s/></text:span><text:span text:style-name="T230">/</text:span><text:span text:style-name="T231"><text:s/></text:span><text:span text:style-name="T232">a</text:span><text:span text:style-name="T233">ttr-6-name</text:span><text:span text:style-name="T234">:</text:span><text:span text:style-name="T235">attr-6-value-1</text:span><text:span text:style-name="T236"><text:s/></text:span><text:span text:style-name="T237">”</text:span></text:p>
      <text:p text:style-name="P238"/>
      <text:p text:style-name="P239"><text:span text:style-name="T240"><text:s/>“</text:span><text:span text:style-name="T241"><text:s/>t</text:span><text:span text:style-name="T242">able-2-nam</text:span><text:span text:style-name="T243">e<text:s/></text:span><text:span text:style-name="T244">/</text:span><text:span text:style-name="T245"><text:s/></text:span><text:span text:style-name="T246">c</text:span><text:span text:style-name="T247">ol-3-name</text:span><text:span text:style-name="T248"><text:s/></text:span><text:span text:style-name="T249">” =&gt;</text:span><text:span text:style-name="T250"><text:tab/><text:s/>“</text:span><text:span text:style-name="T251"><text:s/></text:span><text:span text:style-name="T252">a</text:span><text:span text:style-name="T253">ttr-1-name</text:span><text:span text:style-name="T254">:</text:span><text:span text:style-name="T255">attr-1-value-1,attr-1-value-2</text:span><text:span text:style-name="T256"><text:s/></text:span><text:span text:style-name="T257">”</text:span></text:p>
      <text:p text:style-name="Normal"><text:span text:style-name="T258"><text:s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<text:s text:c="9"/></text:span><text:span text:style-name="T268"><text:tab/></text:span><text:span text:style-name="T269"><text:tab/></text:span><text:span text:style-name="T270">.</text:span><text:span text:style-name="T271"><text:tab/>“/</text:span><text:span text:style-name="T272"><text:s/></text:span><text:span text:style-name="T273">a</text:span><text:span text:style-name="T274">ttr-2-name</text:span><text:span text:style-name="T275">:</text:span><text:span text:style-name="T276">attr-2-value-1,attr-2-value-2</text:span><text:span text:style-name="T277"><text:s/></text:span><text:span text:style-name="T278">”</text:span></text:p>
      <text:p text:style-name="Normal"><text:span text:style-name="T279"><text:tab/></text:span><text:span text:style-name="T280"><text:tab/></text:span><text:span text:style-name="T281"><text:tab/></text:span><text:span text:style-name="T282"><text:tab/></text:span><text:span text:style-name="T283"><text:tab/><text:s/></text:span><text:span text:style-name="T284">);</text:span></text:p>
      <text:p text:style-name="P285"/>
      <text:p text:style-name="P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22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wrence</meta:initial-creator>
    <dc:creator>lawrence</dc:creator>
    <meta:creation-date>2024-03-22T05:15:00Z</meta:creation-date>
    <dc:date>2024-03-22T19:01:00Z</dc:date>
    <meta:template xlink:href="Normal.dotm" xlink:type="simple"/>
    <meta:editing-cycles>1</meta:editing-cycles>
    <meta:editing-duration>PT49560S</meta:editing-duration>
    <meta:document-statistic meta:page-count="1" meta:paragraph-count="2" meta:word-count="164" meta:character-count="1097" meta:row-count="7" meta:non-whitespace-character-count="935"/>
  </office:meta>
</office:document-meta>
</file>